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 style:master-page-name="Standard">
      <style:paragraph-properties fo:text-align="justify" style:justify-single-word="false" style:page-number="1"/>
      <style:text-properties style:font-name="Arial" fo:font-size="6pt" fo:font-weight="bold" style:font-size-asian="6pt" style:font-weight-asian="bold" style:font-size-complex="6pt" style:font-weight-complex="bold"/>
    </style:style>
    <style:style style:name="P7" style:family="paragraph" style:parent-style-name="Numeracion">
      <style:text-properties style:font-name="Arial" fo:font-weight="normal" style:font-weight-asian="normal" style:font-weight-complex="normal"/>
    </style:style>
    <style:style style:name="P8" style:family="paragraph" style:parent-style-name="Numeracion" style:list-style-name="L1">
      <style:text-properties style:font-name="Arial" fo:font-weight="normal" style:font-weight-asian="normal" style:font-weight-complex="normal"/>
    </style:style>
    <style:style style:name="P9" style:family="paragraph" style:parent-style-name="Numeracion" style:list-style-name="L1">
      <style:text-properties style:font-name="Arial" fo:font-weight="normal" officeooo:paragraph-rsid="002433c7" style:font-weight-asian="normal" style:font-weight-complex="normal"/>
    </style:style>
    <style:style style:name="P10" style:family="paragraph" style:parent-style-name="Numeracion" style:list-style-name="L1">
      <style:text-properties style:font-name="Arial" fo:font-weight="normal" officeooo:paragraph-rsid="0028815b" style:font-weight-asian="normal" style:font-weight-complex="normal"/>
    </style:style>
    <style:style style:name="P11" style:family="paragraph" style:parent-style-name="Numeracion" style:list-style-name="L1">
      <style:text-properties style:font-name="Arial" fo:font-weight="normal" officeooo:rsid="002433c7" officeooo:paragraph-rsid="002433c7" style:font-weight-asian="normal" style:font-weight-complex="normal"/>
    </style:style>
    <style:style style:name="P12" style:family="paragraph" style:parent-style-name="Numeracion" style:list-style-name="L1">
      <style:text-properties style:font-name="Arial" fo:font-weight="normal" officeooo:rsid="001e7f8e" officeooo:paragraph-rsid="002433c7" style:font-weight-asian="normal" style:font-weight-complex="normal"/>
    </style:style>
    <style:style style:name="P13" style:family="paragraph" style:parent-style-name="Numeracion" style:list-style-name="L1">
      <style:text-properties style:font-name="Arial" fo:font-weight="normal" officeooo:rsid="001e8e9d" officeooo:paragraph-rsid="001e8e9d" style:font-weight-asian="normal" style:font-weight-complex="normal"/>
    </style:style>
    <style:style style:name="P14" style:family="paragraph" style:parent-style-name="Numeracion" style:list-style-name="L1">
      <style:text-properties style:font-name="Arial" fo:font-weight="normal" officeooo:rsid="001fa358" officeooo:paragraph-rsid="001fa358" style:font-weight-asian="normal" style:font-weight-complex="normal"/>
    </style:style>
    <style:style style:name="P15" style:family="paragraph" style:parent-style-name="Numeracion" style:list-style-name="L1">
      <style:text-properties style:font-name="Arial" fo:font-weight="normal" officeooo:rsid="0025989f" officeooo:paragraph-rsid="0025989f" style:font-weight-asian="normal" style:font-weight-complex="normal"/>
    </style:style>
    <style:style style:name="P16" style:family="paragraph" style:parent-style-name="Numeracion" style:list-style-name="L1">
      <style:text-properties style:font-name="Arial" fo:font-weight="normal" officeooo:rsid="002bc37d" officeooo:paragraph-rsid="002bc37d" style:font-weight-asian="normal" style:font-weight-complex="normal"/>
    </style:style>
    <style:style style:name="P17" style:family="paragraph" style:parent-style-name="Numeracion">
      <style:text-properties style:font-name="Arial" fo:font-weight="normal" officeooo:rsid="002bc37d" officeooo:paragraph-rsid="002bc37d" style:font-weight-asian="normal" style:font-weight-complex="normal"/>
    </style:style>
    <style:style style:name="P18" style:family="paragraph" style:parent-style-name="Numeracion" style:list-style-name="L1">
      <style:text-properties style:font-name="Arial" fo:font-weight="normal" officeooo:rsid="002cee08" officeooo:paragraph-rsid="002cee08" style:font-weight-asian="normal" style:font-weight-complex="normal"/>
    </style:style>
    <style:style style:name="P19" style:family="paragraph" style:parent-style-name="Numeracion">
      <style:text-properties style:font-name="Arial" fo:font-weight="normal" officeooo:rsid="002d6aa8" officeooo:paragraph-rsid="002d6aa8" style:font-weight-asian="normal" style:font-weight-complex="normal"/>
    </style:style>
    <style:style style:name="P20" style:family="paragraph" style:parent-style-name="Numeracion" style:list-style-name="L1" style:master-page-name="">
      <loext:graphic-properties draw:fill="none"/>
      <style:paragraph-properties fo:margin-top="0cm" fo:margin-bottom="0.9cm" loext:contextual-spacing="false" fo:text-align="justify" style:justify-single-word="false" style:page-number="auto" fo:background-color="transparent" style:shadow="none"/>
      <style:text-properties style:font-name="Arial" fo:font-weight="normal" officeooo:paragraph-rsid="0028815b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officeooo:rsid="001d6f5e"/>
    </style:style>
    <style:style style:name="T3" style:family="text">
      <style:text-properties officeooo:rsid="001e2c73"/>
    </style:style>
    <style:style style:name="T4" style:family="text">
      <style:text-properties officeooo:rsid="001e7f8e"/>
    </style:style>
    <style:style style:name="T5" style:family="text">
      <style:text-properties officeooo:rsid="001e8e9d"/>
    </style:style>
    <style:style style:name="T6" style:family="text">
      <style:text-properties officeooo:rsid="001fa358"/>
    </style:style>
    <style:style style:name="T7" style:family="text">
      <style:text-properties fo:font-style="italic" officeooo:rsid="001fa358" style:font-style-asian="italic" style:font-style-complex="italic"/>
    </style:style>
    <style:style style:name="T8" style:family="text">
      <style:text-properties officeooo:rsid="00218724"/>
    </style:style>
    <style:style style:name="T9" style:family="text">
      <style:text-properties officeooo:rsid="002433c7"/>
    </style:style>
    <style:style style:name="T10" style:family="text">
      <style:text-properties officeooo:rsid="0028815b"/>
    </style:style>
    <style:style style:name="T11" style:family="text">
      <style:text-properties officeooo:rsid="002bc3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>IDENTIFICACIÓN DE PRECONCEPTOS</text:p>
      <text:p text:style-name="P2"/>
      <text:p text:style-name="P5"/>
      <text:p text:style-name="P4">Por favor, responde brevemente a las siguientes cuestiones </text:p>
      <text:p text:style-name="P4"/>
      <text:p text:style-name="P4"/>
      <text:list xml:id="list490931499" text:style-name="L1">
        <text:list-item>
          <text:p text:style-name="P8">¿Qué es <text:span text:style-name="T2">una empresa</text:span>? <text:span text:style-name="T2">¿Qué función tienen las empresas? </text:span></text:p>
          <text:p text:style-name="P16">Una entidad que ofrece un servicio o producto</text:p>
        </text:list-item>
        <text:list-item>
          <text:p text:style-name="P8">¿Qué <text:span text:style-name="T2">hace falta para ser un empresario? ¿en qué se diferencia del propietario de la empresa? </text:span>¿<text:span text:style-name="T3">Puede un gobierno tener empresas</text:span>? Cita alg<text:span text:style-name="T3">ú</text:span>n ejemplo</text:p>
          <text:p text:style-name="P8"/>
        </text:list-item>
        <text:list-item>
          <text:p text:style-name="P8">¿Qué <text:span text:style-name="T3">es la actividad empresarial de un empresa? ¿y su ámbito de actuación?</text:span></text:p>
          <text:p text:style-name="P16">Es a lo que se dedica la empresa en cuestión.</text:p>
        </text:list-item>
        <text:list-item>
          <text:p text:style-name="P8">¿<text:span text:style-name="T4">En qué se diferencian un monopolio y un oligopolio?</text:span></text:p>
        </text:list-item>
      </text:list>
      <text:p text:style-name="P7"><text:tab/><text:span text:style-name="T11">Monopolio cuando una única empresa es la que se encarga de producir y distribuir un bien o servicio de un sector, es la misma empresa la que pone los precios pues no tiene competencia.</text:span></text:p>
      <text:p text:style-name="P17">Oligopolio cuando mas de una empres “luchan” por un porcentaje del sector, compiten por tener precios competentes, las personas pueden</text:p>
      <text:list xml:id="list105239701965643" text:continue-numbering="true" text:style-name="L1">
        <text:list-item>
          <text:p text:style-name="P8">¿<text:span text:style-name="T4">A qué se dedican las empresas del sector terciario? ¿y las del secundario?</text:span></text:p>
          <text:p text:style-name="P8"/>
        </text:list-item>
        <text:list-item>
          <text:p text:style-name="P8">¿Qué es un <text:span text:style-name="T4">organigrama? ¿Sabrías definir el organigrama del IES Serpis?</text:span></text:p>
          <text:p text:style-name="P16">Son los puestos <text:s/>de una empresa, la jerarquia.</text:p>
          <text:p text:style-name="P16"><text:soft-page-break/>Director&gt; SubDirector &gt; Jefe Estudios &gt; Profesores &gt; etc</text:p>
        </text:list-item>
        <text:list-item>
          <text:p text:style-name="P9">¿Qué es un <text:span text:style-name="T9">pedido? ¿En qué se diferencia de una factura?</text:span></text:p>
          <text:p text:style-name="P18">Un cliente puede hacer un pedido a la empresa, ya sea de un producto o varios.</text:p>
          <text:p text:style-name="P18">La factura es el precio final que se le cobra al cliente por su pedido.</text:p>
        </text:list-item>
        <text:list-item>
          <text:p text:style-name="P11">¿Para qué se utiliza un albarán? </text:p>
          <text:p text:style-name="P16">Para controlar los productos que por ejemplo una empresa puede tener en un almacen, la cantidad. Precios </text:p>
        </text:list-item>
        <text:list-item>
          <text:p text:style-name="P11">¿Cuál es la función de las factura proforma?</text:p>
        </text:list-item>
        <text:list-item>
          <text:p text:style-name="P12">¿Conoces algún método de valoración del inventario de una empresa?</text:p>
        </text:list-item>
        <text:list-item>
          <text:p text:style-name="P8">¿Qué es u<text:span text:style-name="T5">n ERP?</text:span></text:p>
        </text:list-item>
        <text:list-item>
          <text:p text:style-name="P13">¿Qué es un CRM?</text:p>
        </text:list-item>
        <text:list-item>
          <text:p text:style-name="P13">¿Qué es un BI?</text:p>
        </text:list-item>
        <text:list-item>
          <text:p text:style-name="P8">¿<text:span text:style-name="T5">En qué se diferencia el software libre del propietario?</text:span></text:p>
        </text:list-item>
      </text:list>
      <text:p text:style-name="P19">El libre pudes gastar el programa</text:p>
      <text:list xml:id="list105241342752500" text:continue-numbering="true" text:style-name="L1">
        <text:list-item>
          <text:p text:style-name="P20"><text:s/><text:span text:style-name="T6">¿Sabes lo que es un </text:span><text:span text:style-name="T7">mainframe</text:span><text:span text:style-name="T6">?</text:span></text:p>
        </text:list-item>
        <text:list-item>
          <text:p text:style-name="P10">¿Qué <text:span text:style-name="T10">es</text:span> <text:span text:style-name="T6">el </text:span><text:span text:style-name="T7">cloud computing</text:span>?</text:p>
        </text:list-item>
        <text:list-item>
          <text:p text:style-name="P14"><text:span text:style-name="T6">¿</text:span>Qué quiere decir que un software se adquiere bajo la modalidad SaaS? <text:span text:style-name="T8">¿en qué se diferencia de un modelo IaaS?</text:span></text:p>
        </text:list-item>
        <text:list-item>
          <text:p text:style-name="P11">¿Sabes el nombre de algún ERP?</text:p>
        </text:list-item>
        <text:list-item>
          <text:p text:style-name="P11"><text:soft-page-break/>¿Habías oído hablar alguna vez de OpenERP/<text:span text:style-name="T10">Odoo</text:span>?</text:p>
        </text:list-item>
        <text:list-item>
          <text:p text:style-name="P11">¿Qué sabes de Python?</text:p>
        </text:list-item>
        <text:list-item>
          <text:p text:style-name="P11">¿Qué sabes de PostgresSQL?</text:p>
        </text:list-item>
        <text:list-item>
          <text:p text:style-name="P15">¿En qué consiste el <text:span text:style-name="T10">patrón de arquitectura</text:span> de programación MVC? ¿Es lo mismo que <text:span text:style-name="T10">la arquitectura </text:span>cliente-servidor?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loext:contextual-spacing="false" fo:text-align="justify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Juanvi Saborit <text:tab/><text:tab/>Unidad 0 – Presentación del módulo</text:p>
      </style:header>
      <style:footer>
        <text:p text:style-name="MP2"><text:tab/><text:tab/><text:span text:style-name="MT1">Página</text:span> <text:span text:style-name="MT1"><text:page-number style:num-format="Native Numbering" text:select-page="current">3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6.0.7.3$Linux_X86_64 LibreOffice_project/00m0$Build-3</meta:generator>
    <meta:editing-duration>PT1H39M45S</meta:editing-duration>
    <meta:editing-cycles>39</meta:editing-cycles>
    <meta:initial-creator>Juanvi </meta:initial-creator>
    <dc:date>2020-09-14T10:52:39.421003536</dc:date>
    <meta:document-statistic meta:table-count="0" meta:image-count="0" meta:object-count="0" meta:page-count="3" meta:paragraph-count="36" meta:word-count="389" meta:character-count="2185" meta:non-whitespace-character-count="1842"/>
  </office:meta>
</office:document-meta>
</file>